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3" style:family="paragraph" style:parent-style-name="Heading_20_1">
      <style:paragraph-properties fo:break-before="page"/>
    </style:style>
    <style:style style:name="T1" style:family="text">
      <style:text-properties officeooo:rsid="0004da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8 Pointer Data Type </text:h>
      <text:p text:style-name="P1"/>
      <text:p text:style-name="P1">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 </text:p>
      <text:p text:style-name="P1"/>
      <text:p text:style-name="P1">For many beginning programmers, pointers seem like a strange and mysterious beast. However, if you keep one rule in mind, you should not have any problems using pointers in your program. The rule is very simple: a pointer contains an address, not data.</text:p>
      <text:p text:style-name="P1">If you keep this simple rule in mind, you should have no problems using pointers. </text:p>
      <text:p text:style-name="P1"/>
      <text:h text:style-name="Heading_20_2" text:outline-level="2">Pointers and Memory </text:h>
      <text:p text:style-name="P1"/>
      <text:p text:style-name="P1">You can think of the memory in your computer as a set of post office boxes (P.O.</text:p>
      <text:p text:style-name="P1">Box) at your local post office. When you go in to rent a P.O. Box, the clerk will give you a number, such as 100. This is the address of your P.O. Box. You decide to write the number down a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 </text:p>
      <text:p text:style-name="P1"/>
      <text:p text:style-name="P1">When you declare a pointer, it isn't pointing to anything which is analogous to the blank slip of paper. In order to use a pointer, it must be initialized to a memory address,</text:p>
      <text:p text:style-name="P1">which is the same as writing down the number 100 on the slip of paper. Once you have the address, find the right P.O. Box, you can dereference the pointer, open the mail box,</text:p>
      <text:p text:style-name="P1">to add or retrieve data from the pointed-to memory location. As you can see there are three basic steps to using pointers. </text:p>
      <text:p text:style-name="P1"/>
      <text:p text:style-name="P1">1. Declare a pointer variable. </text:p>
      <text:p text:style-name="P1">2. Initialize the pointer to a memory address. </text:p>
      <text:p text:style-name="P1">3. Dereference the pointer to manipulate the data at the pointed-to memory location. </text:p>
      <text:p text:style-name="P1">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 </text:p>
      <text:p text:style-name="P1"/>
      <text:p text:style-name="P1"/>
      <text:p text:style-name="P1"><text:soft-page-break/>Option Explicit </text:p>
      <text:p text:style-name="P1"><text:s/>'Create a pointer doesn't </text:p>
      <text:p text:style-name="P1">point to anything. </text:p>
      <text:p text:style-name="P1"><text:s/>Dim myPointer As Integer Ptr </text:p>
      <text:p text:style-name="P1"><text:s/>'Initialize the pointer to point to 1 integer </text:p>
      <text:p text:style-name="P1"><text:s/>myPointer = Callocate(1, Sizeof(Integer)) </text:p>
      <text:p text:style-name="P1"><text:s/>'Print the address </text:p>
      <text:p text:style-name="P1"><text:s/>Print "Pointer address:";myPointer </text:p>
      <text:p text:style-name="P1"><text:s/>'Add some meaningful data </text:p>
      <text:p text:style-name="P1"><text:s/>*myPointer = 10 </text:p>
      <text:p text:style-name="P1"><text:s/>'Print the contents will </text:p>
      <text:p text:style-name="P1">not be garbage </text:p>
      <text:p text:style-name="P1"><text:s/>Print "Memory location contains:";*myPointer </text:p>
      <text:p text:style-name="P1"><text:s/>'Deallocate the pointer </text:p>
      <text:p text:style-name="P1">Deallocate myPointer </text:p>
      <text:p text:style-name="P1">Sleep </text:p>
      <text:p text:style-name="P1">End </text:p>
      <text:p text:style-name="P1"/>
      <text:p text:style-name="P1"/>
      <text:p text:style-name="P1">Listing 8.1: basicpointer.bas </text:p>
      <text:p text:style-name="P1"/>
      <text:p text:style-name="P1"><text:tab/>Analysis: In line 4 a pointer to an integer is created. The pointer doesn't point to a memory location yet, and if you were to try and use this uninitialized pointer, you would generate an error. Line 7 uses the Callocate functio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text:span text:style-name="T1">o</text:span>f size integer is being allocated. </text:p>
      <text:p text:style-name="P1"/>
      <text:p text:style-name="P1">Now that myPointer has been initialized, you can use it. Line 9 prints out contents of myPointer which illustrates that the variable contains a memory address and not data.</text:p>
      <text:p text:style-name="P1">In line 11 data is added to the memory location using the indirection operator *. The indirection operator tells the compiler you want to work with the data that myPointer is pointing to, rather than the memory address contained in the variable. Line 13 prints out the contents of the memory location which is now 10. </text:p>
      <text:p text:style-name="P1"/>
      <text:p text:style-name="P1">In line 15, the memory allocated with Callocate is freed using the Deallocate procedure. The program is closed in the usual way. </text:p>
      <text:p text:style-name="P1"/>
      <text:p text:style-name="P1">Running the program should produce a result similar to the following output. </text:p>
      <text:p text:style-name="P1"/>
      <text:p text:style-name="P1">Pointer address:3089536 </text:p>
      <text:p text:style-name="P1"/>
      <text:p text:style-name="P1"/>
      <text:p text:style-name="P1">Memory location contains: 10 </text:p>
      <text:p text:style-name="P1"/>
      <text:p text:style-name="P1"/>
      <text:p text:style-name="P1">Output 8.1: Output of basicpointer.bas </text:p>
      <text:p text:style-name="P1"><text:soft-page-break/></text:p>
      <text:p text:style-name="P1">The address printed on your computer will probably be different, since the operating system allocates the memory used by Callocate. </text:p>
      <text:p text:style-name="P1"/>
      <text:p text:style-name="P1">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 </text:p>
      <text:p text:style-name="P1"/>
      <text:p text:style-name="P1"/>
      <text:h text:style-name="Heading_20_2" text:outline-level="2">Typed and Untyped Pointers </text:h>
      <text:p text:style-name="P1"/>
      <text:p text:style-name="P1">FreeBasic has two types of pointers, typed and untyped. The preceding program declared a typed pointer, Dim myPointer as Integer Ptr, which tells the compiler that this pointer will be used for integer data. Using typed pointers allows the compiler to do type checking to make sure that you are not using the wrong type of data with the pointer, and simplifies pointer arithmetic. </text:p>
      <text:p text:style-name="P1"/>
      <text:p text:style-name="P1">Untyped pointers are declared using the Any keyword: Dim myPointer as Any </text:p>
      <text:p text:style-name="P1">Ptr Untyped pointers have no type checking and default to size of byte. Untyped pointers are used in the C Runtime Library and many third party libraries, such as the Win32 API,</text:p>
      <text:p text:style-name="P1">to accommodate the void pointer type in C. You should use typed pointers so that the compiler can check the pointer assignments, unless working with libraries that require the void pointer. </text:p>
      <text:p text:style-name="P1"/>
      <text:h text:style-name="Heading_20_2" text:outline-level="2">Pointer Operators </text:h>
      <text:p text:style-name="P1"/>
      <text:p text:style-name="P1">There are two pointer operators in FreeBasic; the indirection operator and the address of operator. </text:p>
      <text:p text:style-name="P1"/>
      <text:p text:style-name="P1">Operator <text:tab/>Syntax <text:tab/>Comment </text:p>
      <text:p text:style-name="P1">* (Indirection) </text:p>
      <text:p text:style-name="P1">[ ] (Index Access) </text:p>
      <text:p text:style-name="P1">B = *myPointer </text:p>
      <text:p text:style-name="P1">*myPointer = B </text:p>
      <text:p text:style-name="P1">B = myPointer[index] </text:p>
      <text:p text:style-name="P1">myPointer[index] = B </text:p>
      <text:p text:style-name="P1">You can access the data in a </text:p>
      <text:p text:style-name="P1">pointer memory location by either using the indirection operator or using index access. The index format </text:p>
      <text:p text:style-name="P1">uses the size of the data </text:p>
      <text:p text:style-name="P1">type to determine the proper indexing. </text:p>
      <text:p text:style-name="P1">@ (AddressOf) myPointer = @myVar </text:p>
      <text:p text:style-name="P1"><text:soft-page-break/>myPointer = @mySub() </text:p>
      <text:p text:style-name="P1">myPointer = @myFunction() </text:p>
      <text:p text:style-name="P1">Returns the memory address of a variable, </text:p>
      <text:p text:style-name="P1">subroutine or function. </text:p>
      <text:p text:style-name="P1"/>
      <text:p text:style-name="P1">Table 8.1: Pointer Operators </text:p>
      <text:p text:style-name="P1"/>
      <text:p text:style-name="P1">You will notice that the address of operator not only returns the memory address of a variable, but it can also return the address of a subroutine or function. You would use </text:p>
      <text:p text:style-name="P1">the address of a subroutine or function to create a callback function such as used in the </text:p>
      <text:p text:style-name="P1">CRT function qsort. Callback functions will discussed later in this chapter. </text:p>
      <text:p text:style-name="P1"/>
      <text:h text:style-name="Heading_20_2" text:outline-level="2">Memory Functions </text:h>
      <text:p text:style-name="P1"/>
      <text:p text:style-name="P1">FreeBasic has a number of memory allocation functions that are used with pointers, as shown in the following table. </text:p>
      <text:p text:style-name="P1"/>
      <text:p text:style-name="P1">Function <text:tab/>Syntax <text:tab/>Comment </text:p>
      <text:p text:style-name="P1">Allocate myPointer =</text:p>
      <text:p text:style-name="P1">Allocate(number_of_bytes) </text:p>
      <text:p text:style-name="P1">Allocates number_of_bytes and returns the memory </text:p>
      <text:p text:style-name="P1"/>
      <text:p text:style-name="P1"/>
      <text:p text:style-name="P1">Function Syntax Comment </text:p>
      <text:p text:style-name="P1">address. If myPointer is 0,</text:p>
      <text:p text:style-name="P1">the memory could not be allocated. The allocated </text:p>
      <text:p text:style-name="P1">memory segment is not cleared and contains </text:p>
      <text:p text:style-name="P1">undefined data. </text:p>
      <text:p text:style-name="P1">Callocate myPointer =</text:p>
      <text:p text:style-name="P1">Callocate(number_of_elements, size_of_elements) </text:p>
      <text:p text:style-name="P1">Callocate allocates </text:p>
      <text:p text:style-name="P1">number_of_elements that </text:p>
      <text:p text:style-name="P1">have size_of_elements and </text:p>
      <text:p text:style-name="P1">returns the memory address. If the memory could not be allocated, </text:p>
      <text:p text:style-name="P1">Callocate will return 0. The </text:p>
      <text:p text:style-name="P1">memory segment allocated is cleared. </text:p>
      <text:p text:style-name="P1">Deallocate Deallocate myPointer Frees the memory segment pointed to by myPointer. </text:p>
      <text:p text:style-name="P1">Reallocate myPointer =</text:p>
      <text:p text:style-name="P1">Reallocate(pointer,</text:p>
      <text:p text:style-name="P1">number_of_bytes) </text:p>
      <text:p text:style-name="P1">Reallocate changes the sizeof a memory segment created with Allocate or </text:p>
      <text:p text:style-name="P1">Callocate. If the new size is </text:p>
      <text:p text:style-name="P1">larger than the existing memory segment, the contents of the memory segment remained unchanged. If the new size is smaller, the contents of </text:p>
      <text:p text:style-name="P1">the memory segment are truncated. If pointer is 0,</text:p>
      <text:p text:style-name="P1"><text:soft-page-break/>Reallocate behaves just like Allocate. A 0 is returned if </text:p>
      <text:p text:style-name="P1">the memory segment cannot be changed. </text:p>
      <text:p text:style-name="P1"/>
      <text:p text:style-name="P1">Table 8.2: FreeBasic Memory Functions </text:p>
      <text:p text:style-name="P1"/>
      <text:p text:style-name="P1">These functions are useful for creating a number of dynamic structures such as linked lists, ragged or dynamic arrays and buffers used with third party libraries. </text:p>
      <text:p text:style-name="P1"/>
      <text:p text:style-name="P1">When using the Allocate function you must specify the storage size based on the data type using the equation number_of_elements * Sizeof(data type). To allocate </text:p>
      <text:p text:style-name="P1">space for 10 integers your code would look like this: myPointer = Allocate(10 * </text:p>
      <text:p text:style-name="P1">Sizeof(Integer)). An integer is 4 bytes so allocating 10 integers will set aside 40 bytes of memory. Allocate does not clear the memory segment, so any data in the segment will be random, meaningless data until it is initialized. </text:p>
      <text:p text:style-name="P1"/>
      <text:p text:style-name="P1">Callocate works in the same fashion, except that the calculation is done internally.</text:p>
      <text:p text:style-name="P1">To allocate the same 10 integers using Callocate your code would look like this: </text:p>
      <text:p text:style-name="P1">myPointer = Callocate(10, Sizeof(Integer)). Unlike Allocate, Callocate will clear </text:p>
      <text:p text:style-name="P1">the memory segment. </text:p>
      <text:p text:style-name="P1"/>
      <text:p text:style-name="P1"/>
      <text:p text:style-name="P1">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 </text:p>
      <text:p text:style-name="P1"/>
      <text:p text:style-name="P1">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p>
      <text:p text:style-name="P1"/>
      <text:p text:style-name="P1">There is no intrinsic method for determining the size of an allocation; you must keep track of this information yourself. </text:p>
      <text:p text:style-name="P1"/>
      <text:p text:style-name="P1">Caution Be careful not to use the same pointer variable to allocate two or more memory segments. Reusing a pointer without first deallocating the segment it points to will result in the memory segment being lost causing a memory leak. </text:p>
      <text:p text:style-name="P1"/>
      <text:h text:style-name="Heading_20_2" text:outline-level="2">Pointer Arithmetic and Pointer Indexing </text:h>
      <text:p text:style-name="P1"/>
      <text:p text:style-name="P1">When you create a memory segment using the allocation functions, you will need away to access the data contained within the segment. In FreeBasic there are two methods for accessing data in the segment; using the indirection operator with pointer arithmetic, and pointer indexing. </text:p>
      <text:p text:style-name="P1"><text:soft-page-break/></text:p>
      <text:p text:style-name="P1">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text:p>
      <text:p text:style-name="P1">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segment. </text:p>
      <text:p text:style-name="P1"/>
      <text:p text:style-name="P1">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 </text:p>
      <text:p text:style-name="P1"/>
      <text:p text:style-name="P1">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utmost programmers use the index method because of its simplicity. </text:p>
      <text:p text:style-name="P1"/>
      <text:p text:style-name="P1">The following program shows both methods of accessing a memory segment. </text:p>
      <text:p text:style-name="P1"/>
      <text:p text:style-name="P1">Option Explicit </text:p>
      <text:p text:style-name="P1"/>
      <text:p text:style-name="P1"/>
      <text:p text:style-name="P1"/>
      <text:p text:style-name="P1">Dim myPtr As Integer Ptr </text:p>
      <text:p text:style-name="P1">Dim As Integer i </text:p>
      <text:p text:style-name="P1">'Try and allocate space for 10 integers </text:p>
      <text:p text:style-name="P1">myPtr = Callocate(10, Sizeof(Integer)) </text:p>
      <text:p text:style-name="P1">'Make sure the space was allocated </text:p>
      <text:p text:style-name="P1">If myPtr = 0 Then </text:p>
      <text:p text:style-name="P1">Print "Could not allocate space for buffer." </text:p>
      <text:p text:style-name="P1">End 1 </text:p>
      <text:p text:style-name="P1">End If </text:p>
      <text:p text:style-name="P1">'Load data into the buffer </text:p>
      <text:p text:style-name="P1">Print "Loading data, print data using *..." </text:p>
      <text:p text:style-name="P1">For i = 0 To 9</text:p>
      <text:p text:style-name="P1"><text:s/>*(myPtr + i) = i</text:p>
      <text:p text:style-name="P1"><text:s/>Print "Index:";i;" data:";*(myPtr + i) </text:p>
      <text:p text:style-name="P1">Next </text:p>
      <text:p text:style-name="P1">Print </text:p>
      <text:p text:style-name="P1"><text:soft-page-break/>'Print data from buffer </text:p>
      <text:p text:style-name="P1">Print "Show data using indexing..." </text:p>
      <text:p text:style-name="P1">For i = 0 To 9</text:p>
      <text:p text:style-name="P1"><text:s/>Print "Index:";i;" data:";myPtr[i] </text:p>
      <text:p text:style-name="P1">Next </text:p>
      <text:p text:style-name="P1">'Free the memory </text:p>
      <text:p text:style-name="P1">Deallocate myPtr </text:p>
      <text:p text:style-name="P1">Sleep </text:p>
      <text:p text:style-name="P1">End </text:p>
      <text:p text:style-name="P1"/>
      <text:p text:style-name="P1"/>
      <text:p text:style-name="P1">Listing 8.2: ptraccess.bas </text:p>
      <text:p text:style-name="P1"/>
      <text:p text:style-name="P1"><text:tab/>Analysis: In lines 3 and 4 the working variables are declared. Space for 10 integers is created in Line 7 using the Callocate function. Lines 10 through 13 check to make sure that the memory was allocated. If it wasn't, the program ends. The End 1 terminates the program with an exit code of 1. This is useful for instances where the program may be run from a batch file and you want to make sure the program ran successfully. You can check the exit code in the batch file and take the appropriate action. </text:p>
      <text:p text:style-name="P1"/>
      <text:p text:style-name="P1">Lines 17 through 20 load and print the memory segment with ten integers using the indirection operator and pointer arithmetic. Lines 25 through 27 print out the values using the index method. Notice that the index method is much more compact and easier to read. In line 30 the buffer is deallocated, even though it isn't strictly necessary as the program is terminating. Deallocating memory is a good habit to get into, even when it may not be strictly necessary. The program is closed in the usual way. </text:p>
      <text:p text:style-name="P1"/>
      <text:p text:style-name="P1"/>
      <text:p text:style-name="P1">When you run the program you should see the following output. </text:p>
      <text:p text:style-name="P1"/>
      <text:p text:style-name="P1">Loading data, print data using *... </text:p>
      <text:p text:style-name="P1">Index: 0 data: 0 </text:p>
      <text:p text:style-name="P1">Index: 1 data: 1 </text:p>
      <text:p text:style-name="P1">Index: 2 data: 2 </text:p>
      <text:p text:style-name="P1">Index: 3 data: 3 </text:p>
      <text:p text:style-name="P1">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Show data using indexing... </text:p>
      <text:p text:style-name="P1">Index: 0 data: 0 </text:p>
      <text:p text:style-name="P1">Index: 1 data: 1 </text:p>
      <text:p text:style-name="P1">Index: 2 data: 2 </text:p>
      <text:p text:style-name="P1">Index: 3 data: 3 </text:p>
      <text:p text:style-name="P1"><text:soft-page-break/>Index: 4 data: 4 </text:p>
      <text:p text:style-name="P1">Index: 5 data: 5 </text:p>
      <text:p text:style-name="P1">Index: 6 data: 6 </text:p>
      <text:p text:style-name="P1">Index: 7 data: 7 </text:p>
      <text:p text:style-name="P1">Index: 8 data: 8 </text:p>
      <text:p text:style-name="P1">Index: 9 data: 9 </text:p>
      <text:p text:style-name="P1"/>
      <text:p text:style-name="P1"/>
      <text:p text:style-name="P1">Output 8.2: Output of ptraccess.bas </text:p>
      <text:p text:style-name="P1"/>
      <text:p text:style-name="P1">As you can see from the output, both formats produce the same results, but the</text:p>
      <text:p text:style-name="P1"/>
      <text:p text:style-name="P1">index method is a lot easier to read and understand, and less error-prone than the</text:p>
      <text:p text:style-name="P1"/>
      <text:p text:style-name="P1">indirection method. </text:p>
      <text:p text:style-name="P1"/>
      <text:h text:style-name="Heading_20_2" text:outline-level="2">Pointer Functions </text:h>
      <text:p text:style-name="P1"/>
      <text:p text:style-name="P1">Freebasic has a set of pointer functions to complement the pointer operators. The following table lists the pointer functions. </text:p>
      <text:p text:style-name="P1"/>
      <text:p text:style-name="P1">Function Syntax Comment </text:p>
      <text:p text:style-name="P1">Cptr myPtr = Cptr(data_type,</text:p>
      <text:p text:style-name="P1">expression) </text:p>
      <text:p text:style-name="P1">Converts expression to a data_type pointer.</text:p>
      <text:p text:style-name="P1">Expression can be another </text:p>
      <text:p text:style-name="P1"/>
      <text:p text:style-name="P1"/>
      <text:p text:style-name="P1">Function Syntax Comment </text:p>
      <text:p text:style-name="P1">pointer or an integer. </text:p>
      <text:p text:style-name="P1">Peek B = Peek(data_type,</text:p>
      <text:p text:style-name="P1">pointer) </text:p>
      <text:p text:style-name="P1">Peek returns the contents of </text:p>
      <text:p text:style-name="P1">memory location pointer to by pointer. Data_type specifies the type of expected data. </text:p>
      <text:p text:style-name="P1">Poke Poke data_type, pointer,</text:p>
      <text:p text:style-name="P1">expression </text:p>
      <text:p text:style-name="P1">Puts the value of expression into the memory location pointed to by pointer. The data_type specifies the type of data being placed into the memory location. </text:p>
      <text:p text:style-name="P1">Sadd myPtr =</text:p>
      <text:p text:style-name="P1">Sadd(string_variable) </text:p>
      <text:p text:style-name="P1">Returns the location in </text:p>
      <text:p text:style-name="P1">memory where the string data in a dynamic string is located. </text:p>
      <text:p text:style-name="P1">Strptr myPtr =</text:p>
      <text:p text:style-name="P1">Strptr(string_variable) </text:p>
      <text:p text:style-name="P1">The same as Sadd. </text:p>
      <text:p text:style-name="P1">Procptr myPtr = Procptr(function) Returns the address of a </text:p>
      <text:p text:style-name="P1"><text:soft-page-break/>function. This works the </text:p>
      <text:p text:style-name="P1">same way as the address of operator @. </text:p>
      <text:p text:style-name="P1">Varptr myPtr = Varptr(variable) This function works the </text:p>
      <text:p text:style-name="P1">same way as the address of operator @. </text:p>
      <text:p text:style-name="P1"/>
      <text:p text:style-name="P1">Table 8.3: Pointer Functions </text:p>
      <text:p text:style-name="P1"/>
      <text:p text:style-name="P1">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 </text:p>
      <text:p text:style-name="P1"/>
      <text:h text:style-name="Heading_20_2" text:outline-level="2">Subroutine and Function Pointers </text:h>
      <text:p text:style-name="P1"/>
      <text:p text:style-name="P1">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 </text:p>
      <text:p text:style-name="P1"/>
      <text:p text:style-name="P1"/>
      <text:p text:style-name="P1"/>
      <text:p text:style-name="P1"/>
      <text:p text:style-name="P1">Option Explicit </text:p>
      <text:p text:style-name="P1"/>
      <text:p text:style-name="P1"/>
      <text:p text:style-name="P1">'Declare our function to be used with pointer </text:p>
      <text:p text:style-name="P1">Declare Function Power(number As Integer, pwr As Integer) As Integer </text:p>
      <text:p text:style-name="P1"/>
      <text:p text:style-name="P1"/>
      <text:p text:style-name="P1">'Dim a function pointer </text:p>
      <text:p text:style-name="P1">Dim FuncPtr As Function(x As Integer, y As Integer) As Integer </text:p>
      <text:p text:style-name="P1"/>
      <text:p text:style-name="P1"/>
      <text:p text:style-name="P1">'Get the address of the function </text:p>
      <text:p text:style-name="P1">FuncPtr = @Power </text:p>
      <text:p text:style-name="P1"/>
      <text:p text:style-name="P1"/>
      <text:p text:style-name="P1">'Use the function pointer </text:p>
      <text:p text:style-name="P1">Print "2 raised to the power of 4 is";FuncPtr(2, 4) </text:p>
      <text:p text:style-name="P1"><text:soft-page-break/></text:p>
      <text:p text:style-name="P1"/>
      <text:p text:style-name="P1">Sleep </text:p>
      <text:p text:style-name="P1">End </text:p>
      <text:p text:style-name="P1"/>
      <text:p text:style-name="P1"/>
      <text:p text:style-name="P1">'Write the function that will be called </text:p>
      <text:p text:style-name="P1"/>
      <text:p text:style-name="P1"/>
      <text:p text:style-name="P1">Function Power(number As Integer, pwr As Integer) As Integer </text:p>
      <text:p text:style-name="P1">Return number^pwr </text:p>
      <text:p text:style-name="P1"/>
      <text:p text:style-name="P1"/>
      <text:p text:style-name="P1">End Function </text:p>
      <text:p text:style-name="P1"/>
      <text:p text:style-name="P1"/>
      <text:p text:style-name="P1">Listing 8.3: funcptr.bas </text:p>
      <text:p text:style-name="P1"/>
      <text:p text:style-name="P1"><text:tab/>Analysis: Line 4 declares the function prototype that will be used with the function pointer. Line 7 declares the function pointer using the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text:p>
      <text:p text:style-name="P1">Integer, without the parameter names. The only requirement is to make sure that the type and number of parameters, and the return type, match the function declaration and definition. Line 10 initializes the function pointer to the address of the function using the address of operator @. You could use Procptr here as well. Line 13 uses the pointer to call the function. The calling syntax is the same as using the function name: FuncPtr(2,4)</text:p>
      <text:p text:style-name="P1">is equivalent to Power(2, 4). Lines 15 and 16 close the program in the usual way. Lines 19through 21 define the actual Power function. </text:p>
      <text:p text:style-name="P1"/>
      <text:p text:style-name="P1">Running the program will produce the following result. </text:p>
      <text:p text:style-name="P1"/>
      <text:p text:style-name="P1">2 raised to the power of 4 is 16 </text:p>
      <text:p text:style-name="P1"/>
      <text:p text:style-name="P1"/>
      <text:p text:style-name="P1">Listing 8.4: Output of funcptr.bas </text:p>
      <text:p text:style-name="P1"/>
      <text:p text:style-name="P1"/>
      <text:p text:style-name="P1">While this example program may not seem to have any advantages over just calling the function directly, you can use this method to call several functions using a single function pointer. For example, 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 </text:p>
      <text:p text:style-name="P1"/>
      <text:h text:style-name="Heading_20_2" text:outline-level="2"><text:soft-page-break/>Creating a Callback Function </text:h>
      <text:p text:style-name="P1"/>
      <text:p text:style-name="P1">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stdlib.bi: </text:p>
      <text:p text:style-name="P1"/>
      <text:p text:style-name="P1">declare sub qsort cdecl alias "qsort" (byval as any ptr, byval as size_t, </text:p>
      <text:p text:style-name="P1">byval as size_t, byval as function cdecl(byval as any ptr, byval as any </text:p>
      <text:p text:style-name="P1">ptr) as integer) </text:p>
      <text:p text:style-name="P1"/>
      <text:p text:style-name="P1"/>
      <text:p text:style-name="P1">The following lists the parameter information for the qsort subroutine. </text:p>
      <text:p text:style-name="P1"/>
      <text:p text:style-name="P1">1. The first parameter is the address to the first element of the array. The easiest way to pass this information to qsort is to append the address of operator to the first element index: @myArray(0). </text:p>
      <text:p text:style-name="P1">2. The second parameter is the number of elements in the array, that is the array </text:p>
      <text:p text:style-name="P1">count. </text:p>
      <text:p text:style-name="P1">3. The third parameter is the size of each element in bytes. For an array of integers,</text:p>
      <text:p text:style-name="P1">the element size would be 4 bytes. </text:p>
      <text:p text:style-name="P1">4. The fourth parameter is a function pointer to the user created compare function.</text:p>
      <text:p text:style-name="P1">The function must be declared using the Cdecl passing model, as shown in this </text:p>
      <text:p text:style-name="P1">parameter. </text:p>
      <text:p text:style-name="P1">Using this information, you can see how qsort works. By passing the address of the first element along with the count of elements, and the size of each element, qsort can iterate through the array using pointer arithmetic. Qsort will take two array elements,</text:p>
      <text:p text:style-name="P1">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 </text:p>
      <text:p text:style-name="P1"/>
      <text:p text:style-name="P1">1 </text:p>
      <text:p text:style-name="P1">Option Explicit </text:p>
      <text:p text:style-name="P1">2 </text:p>
      <text:p text:style-name="P1">3 </text:p>
      <text:p text:style-name="P1">#include "crt.bi" </text:p>
      <text:p text:style-name="P1">4 </text:p>
      <text:p text:style-name="P1">5 </text:p>
      <text:p text:style-name="P1">'Declare the compare function </text:p>
      <text:p text:style-name="P1">6 </text:p>
      <text:p text:style-name="P1">'This is defined in the same manner as the qsort declaration </text:p>
      <text:p text:style-name="P1">7 </text:p>
      <text:p text:style-name="P1">Declare Function QCompare Cdecl (Byval e1 As Any Ptr, Byval e2 As Any Ptr) _ </text:p>
      <text:p text:style-name="P1"><text:soft-page-break/>8 </text:p>
      <text:p text:style-name="P1">As Integer </text:p>
      <text:p text:style-name="P1">9 </text:p>
      <text:p text:style-name="P1">10 </text:p>
      <text:p text:style-name="P1">'Dimension the array to sort </text:p>
      <text:p text:style-name="P1"/>
      <text:p text:style-name="P1"/>
      <text:p text:style-name="P1"/>
      <text:p text:style-name="P1">11 </text:p>
      <text:p text:style-name="P1">Dim myArray(10) As Integer </text:p>
      <text:p text:style-name="P1">12 </text:p>
      <text:p text:style-name="P1">Dim i As Integer </text:p>
      <text:p text:style-name="P1">13 </text:p>
      <text:p text:style-name="P1">14 </text:p>
      <text:p text:style-name="P1">'Seed the random number generator </text:p>
      <text:p text:style-name="P1">15 </text:p>
      <text:p text:style-name="P1">Randomize Timer </text:p>
      <text:p text:style-name="P1">16 </text:p>
      <text:p text:style-name="P1">17 </text:p>
      <text:p text:style-name="P1">Print "Unsorted" </text:p>
      <text:p text:style-name="P1">18 </text:p>
      <text:p text:style-name="P1">'Load the array with some random numbers </text:p>
      <text:p text:style-name="P1">19 </text:p>
      <text:p text:style-name="P1">For i = 0 To 920 </text:p>
      <text:p text:style-name="P1">'Rnd returns a number between 0 and 1 </text:p>
      <text:p text:style-name="P1">21 </text:p>
      <text:p text:style-name="P1">'This converts the number to an integer22 </text:p>
      <text:p text:style-name="P1">myArray(i) = Int(Rnd * 20)</text:p>
      <text:p text:style-name="P1">23 </text:p>
      <text:p text:style-name="P1">'Print unsorted array24 </text:p>
      <text:p text:style-name="P1">Print "i = ";i;" value = ";myArray(i) </text:p>
      <text:p text:style-name="P1">25 </text:p>
      <text:p text:style-name="P1">Next </text:p>
      <text:p text:style-name="P1">26 </text:p>
      <text:p text:style-name="P1">Print </text:p>
      <text:p text:style-name="P1">27 </text:p>
      <text:p text:style-name="P1">28 </text:p>
      <text:p text:style-name="P1">'Call the qsort subroutine </text:p>
      <text:p text:style-name="P1">29 </text:p>
      <text:p text:style-name="P1">qsort @myArray(0), 10, Sizeof(Integer), @QCompare </text:p>
      <text:p text:style-name="P1">30 </text:p>
      <text:p text:style-name="P1">Print </text:p>
      <text:p text:style-name="P1">31 </text:p>
      <text:p text:style-name="P1">32 </text:p>
      <text:p text:style-name="P1">'Print sorted array. </text:p>
      <text:p text:style-name="P1">33 </text:p>
      <text:p text:style-name="P1">Print "Sorted" </text:p>
      <text:p text:style-name="P1">34 </text:p>
      <text:p text:style-name="P1"><text:soft-page-break/>For i = 0 To 935 </text:p>
      <text:p text:style-name="P1">'Rnd returns a number between 0 and 1 to convert to integer36 </text:p>
      <text:p text:style-name="P1">Print "i = ";i;" value = ";myArray(i) </text:p>
      <text:p text:style-name="P1">37 </text:p>
      <text:p text:style-name="P1">Next </text:p>
      <text:p text:style-name="P1">38 </text:p>
      <text:p text:style-name="P1">39 </text:p>
      <text:p text:style-name="P1">Sleep </text:p>
      <text:p text:style-name="P1">40 </text:p>
      <text:p text:style-name="P1">End </text:p>
      <text:p text:style-name="P1">41 </text:p>
      <text:p text:style-name="P1">42 </text:p>
      <text:p text:style-name="P1">'The qsort function expects three numbers </text:p>
      <text:p text:style-name="P1">43 </text:p>
      <text:p text:style-name="P1">'from the compare function: </text:p>
      <text:p text:style-name="P1">44 </text:p>
      <text:p text:style-name="P1">'1: </text:p>
      <text:p text:style-name="P1">if e1 is less than e2 </text:p>
      <text:p text:style-name="P1">45 </text:p>
      <text:p text:style-name="P1">'0: if e1 is equal to e2 </text:p>
      <text:p text:style-name="P1">46 </text:p>
      <text:p text:style-name="P1">'1: if e1 is greater than e2 </text:p>
      <text:p text:style-name="P1">47 </text:p>
      <text:p text:style-name="P1">Function QCompare Cdecl (Byval e1 As Any Ptr, _</text:p>
      <text:p text:style-name="P1">48 </text:p>
      <text:p text:style-name="P1">Byval e2 As Any Ptr) As Integer49 </text:p>
      <text:p text:style-name="P1">Dim As Integer el1, el250 </text:p>
      <text:p text:style-name="P1">Static cnt As Integer51 </text:p>
      <text:p text:style-name="P1">52 </text:p>
      <text:p text:style-name="P1">'Get the call count and items passed53 </text:p>
      <text:p text:style-name="P1">cnt += 154 </text:p>
      <text:p text:style-name="P1">'Get the values, must cast to integer ptr55 </text:p>
      <text:p text:style-name="P1">el1 = *(Cptr(Integer Ptr, e1)) </text:p>
      <text:p text:style-name="P1"/>
      <text:p text:style-name="P1"/>
      <text:p text:style-name="P1"/>
      <text:p text:style-name="P1">56 </text:p>
      <text:p text:style-name="P1">el2 = *(Cptr(Integer Ptr, e2))</text:p>
      <text:p text:style-name="P1">57 </text:p>
      <text:p text:style-name="P1">Print "Qsort called";cnt;" time(s) with";el1;" and";el2;"."</text:p>
      <text:p text:style-name="P1">58 </text:p>
      <text:p text:style-name="P1">'Compare the values59 </text:p>
      <text:p text:style-name="P1">If el1 &lt; el2 Then60 </text:p>
      <text:p text:style-name="P1">Return 161 </text:p>
      <text:p text:style-name="P1">Elseif el1 &gt; el2 Then62 </text:p>
      <text:p text:style-name="P1">Return 163 </text:p>
      <text:p text:style-name="P1">Else64 </text:p>
      <text:p text:style-name="P1">Return 065 </text:p>
      <text:p text:style-name="P1"><text:soft-page-break/>End If </text:p>
      <text:p text:style-name="P1">66End Function </text:p>
      <text:p text:style-name="P1"/>
      <text:p text:style-name="P1"/>
      <text:p text:style-name="P1">Listing 8.5: qsort.bas </text:p>
      <text:p text:style-name="P1"/>
      <text:p text:style-name="P1"><text:tab/>Analysis: Line 3 includes the crt.bi file so that the qsort routine will be available in the program. You need to include this file if you want to use any of the CRT functions.</text:p>
      <text:p text:style-name="P1">Line 7 declares the compare function. You will notice that it is declared as a Cdecl </text:p>
      <text:p text:style-name="P1">function, which matches the 4th parameter definition in the qsort declaration. Since qsort expects to see either a -1, 0 or 1, the function's return type is an integer. The underscores character _ at the end of line 7 is the line continuation character and tells the compiler that the following line is actually a part of this line. In line 11 an array of integers is dimensioned. The array will have 10 elements, with indexes from 0 to 9. Line 12dimensions a working variable i, that will be used to load and display the array values. </text:p>
      <text:p text:style-name="P1"/>
      <text:p text:style-name="P1">Line 15 seeds the random number generator by using the value from the Timer function. The Timer function returns the number of seconds, as a double-type value,</text:p>
      <text:p text:style-name="P1">since the computer was started. Lines 19 through 25 initializes the array with some random integers and displays them to the console screen. The code in line 22, Int(Rnd *</text:p>
      <text:p text:style-name="P1">20), uses the Rnd function which returns a double precision number between 0 and 1.</text:p>
      <text:p text:style-name="P1">That number is multiplied by twenty to produce a double-precision number between 0and 20 which is then converted to an integer value using the Int function. Since Int returns the largest integer less than or equal to the input, the resulting random number swill range from 0 to 19. In line 24 the value of the current array index is printed to the console screen. </text:p>
      <text:p text:style-name="P1"/>
      <text:p text:style-name="P1">In line 29 the qsort subroutine is called. Since the array indexes range from 0 to 9,</text:p>
      <text:p text:style-name="P1">the address of operator on the zero index in used for the first parameter. The array size is10, so that is used as the second parameter. The array is an integer array, soSizeof(Integer) is used to pass the array element size. The final parameter is the address of the compare function which is passed to qsort using the address of operator. Lines 34through 37 print out the now sorted array. Lines 39 and 40 close the program in the usual </text:p>
      <text:p text:style-name="P1">way. </text:p>
      <text:p text:style-name="P1"/>
      <text:p text:style-name="P1">Lines 47 through 66 contain the compare function code. In line 47 the function is defined just like the declare statement in line 7 using two Any Ptr parameters and returning an integer. The Any Ptrs allow qsort to be able to sort any type of data,</text:p>
      <text:p text:style-name="P1">including composite types. Lines 49 and 50 delcare the function's working variables.</text:p>
      <text:p text:style-name="P1">Qsort will pass pointers to the functions, not the actual data, so two integers need to bedeclared so that the data that the pointers point to can be compared. The variable cnt is defined as Static so that its value will be preserved between calls to the function. Cnt is used to keep track of how many calls to the function qsort will make as it sorts the array. </text:p>
      <text:p text:style-name="P1"/>
      <text:p text:style-name="P1"/>
      <text:p text:style-name="P2"/>
      <text:p text:style-name="P1">Lines 55 and 56 use t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Line 57 prints out the current call count and the passed parameter values. </text:p>
      <text:p text:style-name="P1"/>
      <text:p text:style-name="P1">Line 59 through 65 compare the two values and return the appropriate indicator value back to qsort. The Return statement, as expected, is used to set the function's return value. The function is closed using the End Function keywords in line 66. </text:p>
      <text:p text:style-name="P1"/>
      <text:p text:style-name="P1">When you run the program you should something similar to the following. </text:p>
      <text:p text:style-name="P1"/>
      <text:p text:style-name="P1">Unsorted </text:p>
      <text:p text:style-name="P1">i = 0 value = 14 </text:p>
      <text:p text:style-name="P1">i = 1 value = 18 </text:p>
      <text:p text:style-name="P1">i = 2 value = 2 </text:p>
      <text:p text:style-name="P1">i = 3 value = 14 </text:p>
      <text:p text:style-name="P1">i = 4 value = 3 </text:p>
      <text:p text:style-name="P1">i = 5 value = 15 </text:p>
      <text:p text:style-name="P1">i = 6 value = 16 </text:p>
      <text:p text:style-name="P1">i = 7 value = 4 </text:p>
      <text:p text:style-name="P1">i = 8 value = 10 </text:p>
      <text:p text:style-name="P1">i = 9 value = 19 </text:p>
      <text:p text:style-name="P1"/>
      <text:p text:style-name="P1"/>
      <text:p text:style-name="P1">Qsort called 1 time(s) with 18 and 15. </text:p>
      <text:p text:style-name="P1">Qsort called 2 time(s) with 19 and 15. </text:p>
      <text:p text:style-name="P1">Qsort called 3 time(s) with 10 and 15. </text:p>
      <text:p text:style-name="P1">Qsort called 4 time(s) with 2 and 15. </text:p>
      <text:p text:style-name="P1">Qsort called 5 time(s) with 14 and 15. </text:p>
      <text:p text:style-name="P1">Qsort called 6 time(s) with 3 and 15. </text:p>
      <text:p text:style-name="P1">Qsort called 7 time(s) with 14 and 15. </text:p>
      <text:p text:style-name="P1">Qsort called 8 time(s) with 16 and 15. </text:p>
      <text:p text:style-name="P1">Qsort called 9 time(s) with 4 and 15. </text:p>
      <text:p text:style-name="P1">Qsort called 10 time(s) with 16 and 15. </text:p>
      <text:p text:style-name="P1">Qsort called 11 time(s) with 4 and 15. </text:p>
      <text:p text:style-name="P1">Qsort called 12 time(s) with 18 and 16. </text:p>
      <text:p text:style-name="P1">Qsort called 13 time(s) with 19 and 18. </text:p>
      <text:p text:style-name="P1">Qsort called 14 time(s) with 18 and 16. </text:p>
      <text:p text:style-name="P1">Qsort called 15 time(s) with 10 and 4. </text:p>
      <text:p text:style-name="P1">Qsort called 16 time(s) with 2 and 10. </text:p>
      <text:p text:style-name="P1">Qsort called 17 time(s) with 14 and 10. </text:p>
      <text:p text:style-name="P1"/>
      <text:p text:style-name="P1"/>
      <text:p text:style-name="P1"/>
      <text:p text:style-name="P1">Qsort called 18 time(s) with 3 and 14. </text:p>
      <text:p text:style-name="P1">Qsort called 19 time(s) with 14 and 14. </text:p>
      <text:p text:style-name="P1"><text:soft-page-break/>Qsort called 20 time(s) with 10 and 4. </text:p>
      <text:p text:style-name="P1">Qsort called 21 time(s) with 2 and 10. </text:p>
      <text:p text:style-name="P1">Qsort called 22 time(s) with 14 and 10. </text:p>
      <text:p text:style-name="P1">Qsort called 23 time(s) with 3 and 14. </text:p>
      <text:p text:style-name="P1">Qsort called 24 time(s) with 10 and 4. </text:p>
      <text:p text:style-name="P1">Qsort called 25 time(s) with 2 and 10. </text:p>
      <text:p text:style-name="P1">Qsort called 26 time(s) with 3 and 10. </text:p>
      <text:p text:style-name="P1">Qsort called 27 time(s) with 3 and 4. </text:p>
      <text:p text:style-name="P1">Qsort called 28 time(s) with 2 and 4. </text:p>
      <text:p text:style-name="P1">Qsort called 29 time(s) with 3 and 2. </text:p>
      <text:p text:style-name="P1"/>
      <text:p text:style-name="P1"/>
      <text:p text:style-name="P1">Sorted </text:p>
      <text:p text:style-name="P1">i = 0 value = 2 </text:p>
      <text:p text:style-name="P1">i = 1 value = 3 </text:p>
      <text:p text:style-name="P1">i = 2 value = 4 </text:p>
      <text:p text:style-name="P1">i = 3 value = 10 </text:p>
      <text:p text:style-name="P1">i = 4 value = 14 </text:p>
      <text:p text:style-name="P1">i = 5 value = 14 </text:p>
      <text:p text:style-name="P1">i = 6 value = 15 </text:p>
      <text:p text:style-name="P1">i = 7 value = 16 </text:p>
      <text:p text:style-name="P1">i = 8 value = 18 </text:p>
      <text:p text:style-name="P1">i = 9 value = 19 </text:p>
      <text:p text:style-name="P1"/>
      <text:p text:style-name="P1"/>
      <text:p text:style-name="P1">Output 8.3: Output of qsort.bas </text:p>
      <text:p text:style-name="P1"/>
      <text:p text:style-name="P1">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 </text:p>
      <text:p text:style-name="P1"/>
      <text:h text:style-name="Heading_20_2" text:outline-level="2">Pointer to Pointer </text:h>
      <text:p text:style-name="P1"/>
      <text:p text:style-name="P1">In FreeBasic you can create a pointer to any of the supported data types, including the pointer data type. A pointer to a pointer is useful in situations where you need to return a pointer to a function or in creating specialized data structures such as linked-lists and ragged arrays. A pointer to a pointer is called multi-level indirection. </text:p>
      <text:p text:style-name="P1"/>
      <text:p text:style-name="P1">Caution You can have as many levels of indirection as needed, but anything beyond two levels is rarely useful and difficult to manage. </text:p>
      <text:p text:style-name="P1"/>
      <text:p text:style-name="P1"/>
      <text:p text:style-name="P1">One application of a pointer to pointer is the creation of memory arrays. The following program demonstrates the creation, manipulation and freeing of a memory </text:p>
      <text:p text:style-name="P1"><text:soft-page-break/>array. </text:p>
      <text:p text:style-name="P1"/>
      <text:p text:style-name="P1">1 </text:p>
      <text:p text:style-name="P1">Option Explicit </text:p>
      <text:p text:style-name="P1">2 </text:p>
      <text:p text:style-name="P1">3 </text:p>
      <text:p text:style-name="P1">'Declare a pointer to an int pointer </text:p>
      <text:p text:style-name="P1">4 </text:p>
      <text:p text:style-name="P1">Dim myMemArray As Integer Ptr Ptr </text:p>
      <text:p text:style-name="P1">Dim As Integer i, j </text:p>
      <text:p text:style-name="P1">6 </text:p>
      <text:p text:style-name="P1">7 </text:p>
      <text:p text:style-name="P1">'Create 10 rows of integer pointers </text:p>
      <text:p text:style-name="P1">8 </text:p>
      <text:p text:style-name="P1">myMemArray = Callocate(10, Sizeof(Integer Ptr)) </text:p>
      <text:p text:style-name="P1">9 </text:p>
      <text:p text:style-name="P1">'Add 10 columns of integers to each row </text:p>
      <text:p text:style-name="P1">11 </text:p>
      <text:p text:style-name="P1">For i = 0 To 912 </text:p>
      <text:p text:style-name="P1">myMemArray[i] = Callocate(10, Sizeof(Integer)) </text:p>
      <text:p text:style-name="P1">13 </text:p>
      <text:p text:style-name="P1">Next </text:p>
      <text:p text:style-name="P1">14 </text:p>
      <text:p text:style-name="P1">'Add some data to the memory segment </text:p>
      <text:p text:style-name="P1">16 </text:p>
      <text:p text:style-name="P1">For i = 0 To 917 </text:p>
      <text:p text:style-name="P1">For j = 0 To 918 </text:p>
      <text:p text:style-name="P1">myMemArray[i][j] = Int(Rnd * 10)</text:p>
      <text:p text:style-name="P1">19 </text:p>
      <text:p text:style-name="P1">Next </text:p>
      <text:p text:style-name="P1">Next </text:p>
      <text:p text:style-name="P1">21 </text:p>
      <text:p text:style-name="P1">22 </text:p>
      <text:p text:style-name="P1">'Print out data </text:p>
      <text:p text:style-name="P1">23 </text:p>
      <text:p text:style-name="P1">For i = 0 To 924 </text:p>
      <text:p text:style-name="P1">For j = 0 To 9 </text:p>
      <text:p text:style-name="P1">Print "i,j = ";i;",";j;" Mem Array =";myMemArray[i][j]</text:p>
      <text:p text:style-name="P1">26 </text:p>
      <text:p text:style-name="P1">Next </text:p>
      <text:p text:style-name="P1">27 </text:p>
      <text:p text:style-name="P1">Next </text:p>
      <text:p text:style-name="P1">28 </text:p>
      <text:p text:style-name="P1">29 </text:p>
      <text:p text:style-name="P1">'Free memory segment </text:p>
      <text:p text:style-name="P1">For i = 0 To 931 </text:p>
      <text:p text:style-name="P1">Deallocate myMemArray[i] </text:p>
      <text:p text:style-name="P1">32 </text:p>
      <text:p text:style-name="P1"><text:soft-page-break/>Next </text:p>
      <text:p text:style-name="P1">33 </text:p>
      <text:p text:style-name="P1">'Free the pointer to pointer </text:p>
      <text:p text:style-name="P1">34 </text:p>
      <text:p text:style-name="P1">Deallocate myMemArray </text:p>
      <text:p text:style-name="P1">36 </text:p>
      <text:p text:style-name="P1">Sleep </text:p>
      <text:p text:style-name="P1">37 </text:p>
      <text:p text:style-name="P1">End </text:p>
      <text:p text:style-name="P1"/>
      <text:p text:style-name="P1"/>
      <text:p text:style-name="P1">Listing 8.6: memarray.bas </text:p>
      <text:p text:style-name="P1"/>
      <text:p text:style-name="P1"><text:tab/>Analysis: Line 4 dimensions a pointer to an integer pointer, myMemArray, which will simulate a two dimensional array, with myMemArray pointing to a list of integer </text:p>
      <text:p text:style-name="P1"/>
      <text:p text:style-name="P1"/>
      <text:p text:style-name="P1">pointers. This list of pointers will comprise the “rows” of the array. Line 5 just declares some working variables that are used in the For-Next loops later in the program.</text:p>
      <text:p text:style-name="P1"/>
      <text:p text:style-name="P1"><text:s/>Line 8 creates the rows of the array by allocating a memory segment that will contain 4 integer pointers, which are initialized in lines 11 through 13. Remember that the index method of accessing a pointer automatically does the pointer arithmetic for you. The code in lines 11 through 13 iterates through the memory segment created in line 8 and initializes the memory segment with pointers to memory segments that will contain integers. In other words, you have a pointer that is pointing to a list of pointers.</text:p>
      <text:p text:style-name="P1">These newly created memory segments are the columns for each row. Each column index will be a pointer to a memory location containing an integer. </text:p>
      <text:p text:style-name="P1"/>
      <text:p text:style-name="P1">Lines 16 through 20 add some random numbers to the memory array. Notice that by using the indexing method you can access the memory array just like a normal array. ipoints to the row (the list of pointers) and j points to the individual columns within that row which contain the integer data. The same method is used in lines 23 through 27 to print out the array values. </text:p>
      <text:p text:style-name="P1"/>
      <text:p text:style-name="P1">Lines 30 through 32 free the individual rows of memory that were created in line 8. It is important that each row be freed before freeing myMemArray. If you were to just freemy MemArray, the rows would still be in memory, but unaccessible, causing a memory leak. Once all the rows have been freed, myMemArray can be freed in line 34. Since the program is terminating, Deallocating the memory is not strictly required in this instance,</text:p>
      <text:p text:style-name="P1">but if you needed to reuse the memory, then you must Deallocate in the method described, otherwise you will get a memory leak while the program is running. Lines 36and 37 close the program in the usual way. </text:p>
      <text:p text:style-name="P1"/>
      <text:p text:style-name="P1">Running the program should produce a result similar to the following. </text:p>
      <text:p text:style-name="P1"/>
      <text:p text:style-name="P1">i,j = 0, 1 Mem Array = 5 </text:p>
      <text:p text:style-name="P1"><text:soft-page-break/>i,j = 0, 2 Mem Array = 1 </text:p>
      <text:p text:style-name="P1">i,j = 0, 3 Mem Array = 8 </text:p>
      <text:p text:style-name="P1">i,j = 0, 4 Mem Array = 5 </text:p>
      <text:p text:style-name="P1">i,j = 1, 0 Mem Array = 4 </text:p>
      <text:p text:style-name="P1">i,j = 1, 1 Mem Array = 3 </text:p>
      <text:p text:style-name="P1">i,j = 1, 2 Mem Array = 8 </text:p>
      <text:p text:style-name="P1">i,j = 1, 3 Mem Array = 8 </text:p>
      <text:p text:style-name="P1">i,j = 1, 4 Mem Array = 7 </text:p>
      <text:p text:style-name="P1">i,j = 2, 0 Mem Array = 1 </text:p>
      <text:p text:style-name="P1">i,j = 2, 1 Mem Array = 8 </text:p>
      <text:p text:style-name="P1">i,j = 2, 2 Mem Array = 7 </text:p>
      <text:p text:style-name="P1">i,j = 2, 3 Mem Array = 5 </text:p>
      <text:p text:style-name="P1">i,j = 2, 4 Mem Array = 3 </text:p>
      <text:p text:style-name="P1">i,j = 3, 0 Mem Array = 0 </text:p>
      <text:p text:style-name="P1">i,j = 3, 1 Mem Array = 0 </text:p>
      <text:p text:style-name="P1">i,j = 3, 2 Mem Array = 3 </text:p>
      <text:p text:style-name="P1"/>
      <text:p text:style-name="P1"/>
      <text:p text:style-name="P1"/>
      <text:p text:style-name="P1">i,j = 3, 3 Mem Array = 1 </text:p>
      <text:p text:style-name="P1">i,j = 3, 4 Mem Array = 1 </text:p>
      <text:p text:style-name="P1">i,j = 4, 0 Mem Array = 9 </text:p>
      <text:p text:style-name="P1">i,j = 4, 1 Mem Array = 4 </text:p>
      <text:p text:style-name="P1">i,j = 4, 2 Mem Array = 1 </text:p>
      <text:p text:style-name="P1">i,j = 4, 3 Mem Array = 0 </text:p>
      <text:p text:style-name="P1">i,j = 4, 4 Mem Array = 0 </text:p>
      <text:p text:style-name="P1"/>
      <text:p text:style-name="P1"/>
      <text:p text:style-name="P1">Output 8.4: Output of memarray.bas </text:p>
      <text:p text:style-name="P1"/>
      <text:p text:style-name="P1">As you can see from the output, the memory array behaves exactly like a predefined array. This structure is useful for adding dynamic arrays to type definitions,</text:p>
      <text:p text:style-name="P1">which normally cannot hold a dynamic array. You will see this in more detail in the chapter on composite types. </text:p>
      <text:p text:style-name="P1"/>
      <text:p text:style-name="P1">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text:p>
      <text:p text:style-name="P1">add Randomize Timer before calling the Rnd function. </text:p>
      <text:p text:style-name="P1"/>
      <text:h text:style-name="Heading_20_2" text:outline-level="2">A Look Ahead </text:h>
      <text:p text:style-name="P1"/>
      <text:p text:style-name="P1">Pointers are an efficient and powerful data type, and you will be seeing more of them in this book, including the next chapter where you will explore the string data types available in FreeBasic. </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code2" style:family="paragraph" style:parent-style-name="Preformatted_20_Text" style:list-style-name="List_20_1">
      <style:paragraph-properties text:number-lines="true" text:line-number="1"/>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8 Pointer Data Type </dc:title>
    <dc:date>2019-04-06T11:14:56.160125601</dc:date>
    <meta:editing-duration>PT2H56M45S</meta:editing-duration>
    <meta:editing-cycles>5</meta:editing-cycles>
    <meta:generator>LibreOffice/5.2.7.2$Linux_ARM_EABI LibreOffice_project/20m0$Build-2</meta:generator>
    <meta:document-statistic meta:table-count="0" meta:image-count="0" meta:object-count="0" meta:page-count="20" meta:paragraph-count="520" meta:word-count="5902" meta:character-count="33097" meta:non-whitespace-character-count="27219"/>
    <meta:template xlink:type="simple" xlink:actuate="onRequest" xlink:title="" xlink:href="../fbeginnerm.odm" meta:date="2019-04-03T13:54:17.792962769"/>
  </office:meta>
</office:document-meta>
</file>